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apple-system" fo:font-size="9.75pt" fo:letter-spacing="normal" fo:font-style="normal" fo:font-weight="normal"/>
    </style:style>
    <style:style style:name="P2" style:family="paragraph" style:parent-style-name="Heading_20_3">
      <style:text-properties officeooo:paragraph-rsid="00228eb1"/>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0">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6">
      <style:paragraph-properties fo:margin-top="0cm" fo:margin-bottom="0cm" loext:contextual-spacing="false"/>
    </style:style>
    <style:style style:name="P37" style:family="paragraph" style:parent-style-name="Text_20_body" style:list-style-name="L17">
      <style:paragraph-properties fo:margin-top="0cm" fo:margin-bottom="0cm" loext:contextual-spacing="false"/>
    </style:style>
    <style:style style:name="P38" style:family="paragraph" style:parent-style-name="Text_20_body" style:list-style-name="L18">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Les problèmes majeurs des gestionnaires immobiliers</text:h>
      <text:h text:style-name="Heading_20_3" text:outline-level="3">1. <text:span text:style-name="Strong_20_Emphasis">Gestion administrative lourde</text:span></text:h>
      <text:list xml:id="list3139180023" text:style-name="L1">
        <text:list-item>
          <text:p text:style-name="P21">Baux, quittances, relances, états des lieux… </text:p>
        </text:list-item>
        <text:list-item>
          <text:p text:style-name="P21">Beaucoup de documents à gérer manuellement </text:p>
        </text:list-item>
        <text:list-item>
          <text:p text:style-name="P3">Risque d’erreurs + perte de temps </text:p>
        </text:list-item>
      </text:list>
      <text:p text:style-name="Text_20_body">👉 Résultat : productivité faible</text:p>
      <text:h text:style-name="P2" text:outline-level="3">2. <text:span text:style-name="Strong_20_Emphasis">Suivi des loyers et impayés</text:span></text:h>
      <text:list xml:id="list359669752" text:style-name="L2">
        <text:list-item>
          <text:p text:style-name="P22">Retards fréquents </text:p>
        </text:list-item>
        <text:list-item>
          <text:p text:style-name="P22">Relances chronophages </text:p>
        </text:list-item>
        <text:list-item>
          <text:p text:style-name="P4">Manque de visibilité globale </text:p>
        </text:list-item>
      </text:list>
      <text:p text:style-name="Text_20_body">👉 Problème critique = cash flow instable</text:p>
      <text:h text:style-name="Heading_20_3" text:outline-level="3">3. <text:span text:style-name="Strong_20_Emphasis">Communication avec locataires et propriétaires</text:span></text:h>
      <text:list xml:id="list2981335081" text:style-name="L3">
        <text:list-item>
          <text:p text:style-name="P23">Messages dispersés (WhatsApp, mail, appels…) </text:p>
        </text:list-item>
        <text:list-item>
          <text:p text:style-name="P23">Mauvaise traçabilité </text:p>
        </text:list-item>
        <text:list-item>
          <text:p text:style-name="P5">Conflits fréquents </text:p>
        </text:list-item>
      </text:list>
      <text:p text:style-name="Text_20_body">👉 Perte de crédibilité + stress</text:p>
      <text:h text:style-name="Heading_20_3" text:outline-level="3">4. <text:span text:style-name="Strong_20_Emphasis">Gestion des interventions (maintenance)</text:span></text:h>
      <text:list xml:id="list3665160440" text:style-name="L4">
        <text:list-item>
          <text:p text:style-name="P24">Pannes mal suivies </text:p>
        </text:list-item>
        <text:list-item>
          <text:p text:style-name="P24">Artisans difficiles à coordonner </text:p>
        </text:list-item>
        <text:list-item>
          <text:p text:style-name="P6">Délais longs </text:p>
        </text:list-item>
      </text:list>
      <text:p text:style-name="Text_20_body">👉 Locataires insatisfaits</text:p>
      <text:h text:style-name="Heading_20_3" text:outline-level="3">5. <text:span text:style-name="Strong_20_Emphasis">Manque de centralisation des données</text:span></text:h>
      <text:list xml:id="list3674296785" text:style-name="L5">
        <text:list-item>
          <text:p text:style-name="P25">Infos éparpillées (Excel, papier…) </text:p>
        </text:list-item>
        <text:list-item>
          <text:p text:style-name="P7">Pas de vue globale sur les biens </text:p>
        </text:list-item>
      </text:list>
      <text:p text:style-name="Text_20_body">👉 Décisions difficiles</text:p>
      <text:h text:style-name="Heading_20_3" text:outline-level="3">6. <text:span text:style-name="Strong_20_Emphasis">Suivi financier compliqué</text:span></text:h>
      <text:list xml:id="list1918503505" text:style-name="L6">
        <text:list-item>
          <text:p text:style-name="P26">Charges, rentabilité, reporting </text:p>
        </text:list-item>
        <text:list-item>
          <text:p text:style-name="P8">Peu d’outils simples et clairs </text:p>
        </text:list-item>
      </text:list>
      <text:p text:style-name="Text_20_body">👉 Gestion à l’aveugle</text:p>
      <text:h text:style-name="Heading_20_3" text:outline-level="3">7. <text:span text:style-name="Strong_20_Emphasis">Conformité légale</text:span></text:h>
      <text:list xml:id="list2926268867" text:style-name="L7">
        <text:list-item>
          <text:p text:style-name="P27">Évolutions des lois </text:p>
        </text:list-item>
        <text:list-item>
          <text:p text:style-name="P27">Documents obligatoires </text:p>
        </text:list-item>
        <text:list-item>
          <text:p text:style-name="P9">Risque juridique </text:p>
        </text:list-item>
      </text:list>
      <text:p text:style-name="Text_20_body"><text:soft-page-break/>👉 Danger réel (amendes, litiges)</text:p>
      <text:p text:style-name="Horizontal_20_Line"/>
      <text:h text:style-name="Heading_20_2" text:outline-level="2">🚀 Si tu crées une application : les fonctionnalités ESSENTIELLES</text:h>
      <text:p text:style-name="Text_20_body">Je vais être direct : évite de vouloir tout faire. Fais un outil simple mais ultra efficace.</text:p>
      <text:p text:style-name="Horizontal_20_Line"/>
      <text:h text:style-name="Heading_20_3" text:outline-level="3">🧠 1. <text:span text:style-name="Strong_20_Emphasis">Dashboard intelligent</text:span></text:h>
      <text:list xml:id="list1472233333" text:style-name="L8">
        <text:list-item>
          <text:p text:style-name="P28">Vue globale : </text:p>
          <text:list>
            <text:list-item>
              <text:p text:style-name="P28">loyers perçus / en retard </text:p>
            </text:list-item>
            <text:list-item>
              <text:p text:style-name="P28">biens occupés / vacants </text:p>
            </text:list-item>
            <text:list-item>
              <text:p text:style-name="P10">incidents en cours </text:p>
            </text:list-item>
          </text:list>
        </text:list-item>
      </text:list>
      <text:p text:style-name="Text_20_body">👉 C’est le cerveau de ton app</text:p>
      <text:p text:style-name="Horizontal_20_Line"/>
      <text:h text:style-name="Heading_20_3" text:outline-level="3">💰 2. <text:span text:style-name="Strong_20_Emphasis">Gestion des loyers automatisée</text:span></text:h>
      <text:list xml:id="list102245452" text:style-name="L9">
        <text:list-item>
          <text:p text:style-name="P29">Paiement en ligne </text:p>
        </text:list-item>
        <text:list-item>
          <text:p text:style-name="P29">Relances automatiques (SMS / mail) </text:p>
        </text:list-item>
        <text:list-item>
          <text:p text:style-name="P11">Historique des paiements </text:p>
        </text:list-item>
      </text:list>
      <text:p text:style-name="Text_20_body">👉 Gain de temps énorme + moins d’impayés</text:p>
      <text:p text:style-name="Horizontal_20_Line"/>
      <text:h text:style-name="Heading_20_3" text:outline-level="3">📁 3. <text:span text:style-name="Strong_20_Emphasis">Gestion documentaire</text:span></text:h>
      <text:list xml:id="list2417029486" text:style-name="L10">
        <text:list-item>
          <text:p text:style-name="P30">Stockage sécurisé : </text:p>
          <text:list>
            <text:list-item>
              <text:p text:style-name="P30">baux </text:p>
            </text:list-item>
            <text:list-item>
              <text:p text:style-name="P30">pièces locataires </text:p>
            </text:list-item>
            <text:list-item>
              <text:p text:style-name="P30">états des lieux </text:p>
            </text:list-item>
          </text:list>
        </text:list-item>
        <text:list-item>
          <text:p text:style-name="P12">Signature électronique </text:p>
        </text:list-item>
      </text:list>
      <text:p text:style-name="Text_20_body">👉 Fini les papiers perdus</text:p>
      <text:p text:style-name="Horizontal_20_Line"/>
      <text:h text:style-name="Heading_20_3" text:outline-level="3">🛠️ 4. <text:span text:style-name="Strong_20_Emphasis">Module de maintenance</text:span></text:h>
      <text:list xml:id="list3654638449" text:style-name="L11">
        <text:list-item>
          <text:p text:style-name="P31">Déclaration de problème par locataire </text:p>
        </text:list-item>
        <text:list-item>
          <text:p text:style-name="P31">Suivi en temps réel </text:p>
        </text:list-item>
        <text:list-item>
          <text:p text:style-name="P13">Assignation à un prestataire </text:p>
        </text:list-item>
      </text:list>
      <text:p text:style-name="Text_20_body">👉 Très différenciant si bien fait</text:p>
      <text:p text:style-name="Horizontal_20_Line"/>
      <text:h text:style-name="Heading_20_3" text:outline-level="3"><text:soft-page-break/>💬 5. <text:span text:style-name="Strong_20_Emphasis">Messagerie intégrée</text:span></text:h>
      <text:list xml:id="list2997128762" text:style-name="L12">
        <text:list-item>
          <text:p text:style-name="P32">Communication centralisée </text:p>
        </text:list-item>
        <text:list-item>
          <text:p text:style-name="P32">Historique des échanges </text:p>
        </text:list-item>
        <text:list-item>
          <text:p text:style-name="P14">Notifications </text:p>
        </text:list-item>
      </text:list>
      <text:p text:style-name="Text_20_body">👉 Réduit les conflits</text:p>
      <text:p text:style-name="Horizontal_20_Line"/>
      <text:h text:style-name="Heading_20_3" text:outline-level="3">🏠 6. <text:span text:style-name="Strong_20_Emphasis">Gestion des biens</text:span></text:h>
      <text:list xml:id="list1728159083" text:style-name="L13">
        <text:list-item>
          <text:p text:style-name="P33">Fiches détaillées : </text:p>
          <text:list>
            <text:list-item>
              <text:p text:style-name="P33">photos </text:p>
            </text:list-item>
            <text:list-item>
              <text:p text:style-name="P33">localisation </text:p>
            </text:list-item>
            <text:list-item>
              <text:p text:style-name="P33">loyers </text:p>
            </text:list-item>
            <text:list-item>
              <text:p text:style-name="P15">charges </text:p>
            </text:list-item>
          </text:list>
        </text:list-item>
      </text:list>
      <text:p text:style-name="Text_20_body">👉 Base de ton système</text:p>
      <text:p text:style-name="Horizontal_20_Line"/>
      <text:h text:style-name="Heading_20_3" text:outline-level="3">📊 7. <text:span text:style-name="Strong_20_Emphasis">Reporting &amp; rentabilité</text:span></text:h>
      <text:list xml:id="list3829625066" text:style-name="L14">
        <text:list-item>
          <text:p text:style-name="P34">Revenus par bien </text:p>
        </text:list-item>
        <text:list-item>
          <text:p text:style-name="P34">Taux de rentabilité </text:p>
        </text:list-item>
        <text:list-item>
          <text:p text:style-name="P16">Dépenses </text:p>
        </text:list-item>
      </text:list>
      <text:p text:style-name="Text_20_body">👉 Hyper important pour les investisseurs</text:p>
      <text:p text:style-name="Horizontal_20_Line"/>
      <text:h text:style-name="Heading_20_3" text:outline-level="3">🔐 8. <text:span text:style-name="Strong_20_Emphasis">Multi-utilisateurs</text:span></text:h>
      <text:list xml:id="list188059985" text:style-name="L15">
        <text:list-item>
          <text:p text:style-name="P35">Gestionnaire </text:p>
        </text:list-item>
        <text:list-item>
          <text:p text:style-name="P35">Propriétaire </text:p>
        </text:list-item>
        <text:list-item>
          <text:p text:style-name="P17">Locataire </text:p>
        </text:list-item>
      </text:list>
      <text:p text:style-name="Text_20_body">👉 Chacun voit ses infos</text:p>
      <text:p text:style-name="Horizontal_20_Line"/>
      <text:h text:style-name="Heading_20_2" text:outline-level="2">💡 BONUS (ce qui peut te différencier)</text:h>
      <text:p text:style-name="Text_20_body">Si tu veux aller plus loin que les autres apps :</text:p>
      <text:list xml:id="list3836339024" text:style-name="L16">
        <text:list-item>
          <text:p text:style-name="P36">🤖 IA pour : </text:p>
          <text:list>
            <text:list-item>
              <text:p text:style-name="P36">prédire les impayés </text:p>
            </text:list-item>
            <text:list-item>
              <text:p text:style-name="P36">automatiser les réponses </text:p>
            </text:list-item>
          </text:list>
        </text:list-item>
        <text:list-item>
          <text:p text:style-name="P36">📱 Application mobile </text:p>
        </text:list-item>
        <text:list-item>
          <text:p text:style-name="P36">🌍 Adaptée au marché africain (très peu digitalisé = énorme opportunité) </text:p>
        </text:list-item>
        <text:list-item>
          <text:p text:style-name="P18">💳 Paiement mobile (Wave, Orange Money…) </text:p>
        </text:list-item>
      </text:list>
      <text:p text:style-name="Horizontal_20_Line"/>
      <text:h text:style-name="Heading_20_2" text:outline-level="2"><text:soft-page-break/>⚠️ Mon conseil stratégique</text:h>
      <text:p text:style-name="Text_20_body">Ne fais pas une “grosse usine à gaz”.</text:p>
      <text:p text:style-name="Text_20_body">👉 Commence avec :</text:p>
      <text:list xml:id="list1618886118" text:style-name="L17">
        <text:list-item>
          <text:p text:style-name="P37">Gestion des biens </text:p>
        </text:list-item>
        <text:list-item>
          <text:p text:style-name="P37">Suivi des loyers </text:p>
        </text:list-item>
        <text:list-item>
          <text:p text:style-name="P19">Relances automatiques </text:p>
        </text:list-item>
      </text:list>
      <text:p text:style-name="Text_20_body">Puis ajoute progressivement le reste.</text:p>
      <text:p text:style-name="Horizontal_20_Line"/>
      <text:h text:style-name="Heading_20_2" text:outline-level="2">🎯 Conclusion</text:h>
      <text:p text:style-name="Text_20_body">Si tu veux vraiment réussir ton app :</text:p>
      <text:p text:style-name="Text_20_body">👉 Résous <text:span text:style-name="Strong_20_Emphasis">3 problèmes clés</text:span> :</text:p>
      <text:list xml:id="list613681897" text:style-name="L18">
        <text:list-item>
          <text:p text:style-name="P38">gagner du temps </text:p>
        </text:list-item>
        <text:list-item>
          <text:p text:style-name="P38">sécuriser les paiements </text:p>
        </text:list-item>
        <text:list-item>
          <text:p text:style-name="P20">simplifier la communication </text:p>
        </text:list-item>
      </text:list>
      <text:p text:style-name="Standard"/>
      <text:p text:style-name="Standard"/>
      <text:p text:style-name="P1">dans la partie dossier locataiter, apres les documents, integre la partie quitances ou est enregistres tous les quitance de loyer du locataires avecla possibiliter de le visualiser de le telecharger et de limprimer.en bas de quitance faires un graphe du jour de paiement en fontion des mois pour determiner si le locataire est un bon payeur. le lacataire a du 1 au 5 du mois a payer si ce dernier nest pas fais le relancer automatiquement et envois une notification au bailleur(user) et repeter ce procerder tous les 5 jours . si aucune paiement nes effectuer jusquala fin du mois marquer le mois de non payer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4-24T19:50:58.422673540</meta:creation-date>
    <dc:date>2026-05-02T02:01:29.458445376</dc:date>
    <meta:editing-duration>PT7H1M5S</meta:editing-duration>
    <meta:editing-cycles>6</meta:editing-cycles>
    <meta:generator>LibreOffice/6.4.7.2$Linux_X86_64 LibreOffice_project/40$Build-2</meta:generator>
    <meta:document-statistic meta:table-count="0" meta:image-count="0" meta:object-count="0" meta:page-count="4" meta:paragraph-count="103" meta:word-count="595" meta:character-count="3423" meta:non-whitespace-character-count="2930"/>
  </office:meta>
</office:document-meta>
</file>